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Title:</text:p>
      <text:p text:style-name="Standard"><text:s text:c="59"/>--------</text:p>
      <text:p text:style-name="Standard"><text:s text:c="49"/>Project:Flight Ticket Booking:</text:p>
      <text:p text:style-name="Standard">(Welcome To Foresight Airlines)</text:p>
      <text:p text:style-name="Standard">----------------------------------------------------------------------------------------------------------------</text:p>
      <text:p text:style-name="Standard">STEP 1:</text:p>
      <text:p text:style-name="Standard">LOGIN :</text:p>
      <text:p text:style-name="Standard">-------</text:p>
      <text:p text:style-name="Standard">1.UserName/MailId:Saju/saju@gmail.com</text:p>
      <text:p text:style-name="Standard">2.Password:**********</text:p>
      <text:p text:style-name="Standard">(If existing user then directly it reaches to STEP:5)</text:p>
      <text:p text:style-name="Standard"><text:s text:c="6"/>(Or)</text:p>
      <text:p text:style-name="Standard">New Registration:(STEP2)</text:p>
      <text:p text:style-name="Standard"/>
      <text:p text:style-name="Standard">----------------------------------------------------------------------------------------------------------------</text:p>
      <text:p text:style-name="Standard">Step2:</text:p>
      <text:p text:style-name="Standard">(New Registration):</text:p>
      <text:p text:style-name="Standard">---------------------</text:p>
      <text:p text:style-name="Standard">1.FirstName*:Saju Hemanth</text:p>
      <text:p text:style-name="Standard">2.LastName*:B</text:p>
      <text:p text:style-name="Standard">3.Age*:21</text:p>
      <text:p text:style-name="Standard">4.Gender*:M</text:p>
      <text:p text:style-name="Standard">5.DOB*:20/12/2000</text:p>
      <text:p text:style-name="Standard">6.Nationality*:Indian</text:p>
      <text:p text:style-name="Standard">7.ID Proof:(Choose any of the following*):Aadhar</text:p>
      <text:p text:style-name="Standard">8.Id Number*:4175 7878 9087</text:p>
      <text:p text:style-name="Standard">9.Email Id*:sajuh@gmail.com</text:p>
      <text:p text:style-name="Standard">10.Mobile Number*:6379070287</text:p>
      <text:p text:style-name="Standard">-----------------------------------------------------------------------------------------------------------------</text:p>
      <text:p text:style-name="Standard">STEP3:</text:p>
      <text:p text:style-name="Standard">Options:</text:p>
      <text:p text:style-name="Standard">--------</text:p>
      <text:p text:style-name="Standard">Please choose the MENU:</text:p>
      <text:p text:style-name="Standard">1.Book tickets</text:p>
      <text:p text:style-name="Standard">2.View Booking tickets.</text:p>
      <text:p text:style-name="Standard">3.Cancellation.</text:p>
      <text:p text:style-name="Standard">4.View Bookings</text:p>
      <text:p text:style-name="Standard">5.User manual</text:p>
      <text:p text:style-name="Standard">6.Exit</text:p>
      <text:p text:style-name="Standard">-----------------------------------------------------------------------------------------------------------------</text:p>
      <text:p text:style-name="Standard">STEP4:</text:p>
      <text:p text:style-name="Standard">User manual:</text:p>
      <text:p text:style-name="Standard">------------</text:p>
      <text:p text:style-name="Standard">{Text document}</text:p>
      <text:p text:style-name="Standard">(Here The upcoming Steps will be given in step by step to understand the procedure for booking)</text:p>
      <text:p text:style-name="Standard">------------------------------------------------------------------------------------------------------------------</text:p>
      <text:p text:style-name="Standard">STEP5:</text:p>
      <text:p text:style-name="Standard">Availability chart:</text:p>
      <text:p text:style-name="Standard">-------------------</text:p>
      <text:p text:style-name="Standard">(Totally 3-locations):</text:p>
      <text:p text:style-name="Standard">1.Chennai-&gt;Coimbatore.</text:p>
      <text:p text:style-name="Standard">2.Coimbatore-&gt;Delhi</text:p>
      <text:p text:style-name="Standard"><text:soft-page-break/>3.Bangalore-&gt;chennai.</text:p>
      <text:p text:style-name="Standard"/>
      <text:p text:style-name="Standard">Availability flights from: (DEPARTURE:chennai)- (ARRIVAL:CBE) on (Date:01/07/2022):</text:p>
      <text:p text:style-name="Standard">Availability return flights from :(DEPATURE:CBE) - (ARRIVAL:Chennai) on (Date:selected date)</text:p>
      <text:p text:style-name="Standard"/>
      <text:p text:style-name="Standard">Details for both depature and return flights:</text:p>
      <text:p text:style-name="Standard">---------------------------------------------</text:p>
      <text:p text:style-name="Standard">Option:A <text:s text:c="17"/>Option:B <text:s text:c="16"/>Option:C</text:p>
      <text:p text:style-name="Standard">--------- <text:s text:c="16"/>--------- <text:s text:c="15"/>---------</text:p>
      <text:p text:style-name="Standard">Flight name:Indigo <text:s text:c="4"/>| <text:s/>Flight name:AirIndia <text:s text:c="3"/>| Flight name:AirIndia</text:p>
      <text:p text:style-name="Standard">From:Chennai <text:s text:c="10"/>| <text:s/>From:chennai <text:s text:c="11"/>| From:chennai</text:p>
      <text:p text:style-name="Standard">To:Coimbatore <text:s text:c="9"/>| <text:s/>To:Coimbatore <text:s text:c="10"/>| To:Coimbatore </text:p>
      <text:p text:style-name="Standard">Depature:9.00 <text:s text:c="9"/>| <text:s/>Departure:9.20 <text:s text:c="9"/>| Departure:12.45</text:p>
      <text:p text:style-name="Standard">Arrival:10.00 <text:s text:c="9"/>| <text:s/>Arrival:10.28 <text:s text:c="10"/>| Arrival:2.00</text:p>
      <text:p text:style-name="Standard">Available seats:45 <text:s text:c="4"/>| <text:s/>Available seats:25 <text:s text:c="5"/>| Available seats:22</text:p>
      <text:p text:style-name="Standard">Fare:5500 <text:s text:c="13"/>| <text:s/>Fare:5890 <text:s text:c="14"/>| Fare:6200</text:p>
      <text:p text:style-name="Standard">(*seats availability to be updated)</text:p>
      <text:p text:style-name="Standard"/>
      <text:p text:style-name="Standard">(OPTION:A/B/C)</text:p>
      <text:p text:style-name="Standard">(Based on option -displays in booking page)</text:p>
      <text:p text:style-name="Standard">------------------------------------------------------------------------------------------------------------------</text:p>
      <text:p text:style-name="Standard">STEP6:</text:p>
      <text:p text:style-name="Standard">Booking Page:</text:p>
      <text:p text:style-name="Standard">--------------</text:p>
      <text:p text:style-name="Standard">1.Select Departure Flight:</text:p>
      <text:p text:style-name="Standard">(Option To be selected using availability chart)</text:p>
      <text:p text:style-name="Standard"/>
      <text:p text:style-name="Standard">2.Select Return Flight:</text:p>
      <text:p text:style-name="Standard">(Option To be selected using availability chart)</text:p>
      <text:p text:style-name="Standard"/>
      <text:p text:style-name="Standard">3.Submit</text:p>
      <text:p text:style-name="Standard"/>
      <text:p text:style-name="Standard">4.Cancel Ticket</text:p>
      <text:p text:style-name="Standard">-------------------------------------------------------------------------------------------------------------------</text:p>
      <text:p text:style-name="Standard">STEP7:</text:p>
      <text:p text:style-name="Standard">View Details:</text:p>
      <text:p text:style-name="Standard">--------------</text:p>
      <text:p text:style-name="Standard">FullName:Saju Hemanth B</text:p>
      <text:p text:style-name="Standard">Id number:4987 7878 9870</text:p>
      <text:p text:style-name="Standard">Gender:M</text:p>
      <text:p text:style-name="Standard">Nationality:Indian</text:p>
      <text:p text:style-name="Standard">Route:Chennai-&gt;Coimbatore(Air India)</text:p>
      <text:p text:style-name="Standard">Travelling on date:01/07/2022</text:p>
      <text:p text:style-name="Standard">Flight Departure at 12.45</text:p>
      <text:p text:style-name="Standard">Flight Arrival at 2.00</text:p>
      <text:p text:style-name="Standard">Total fare:6200</text:p>
      <text:p text:style-name="Standard">--------------------------------------------------------------------------------------------------------------------</text:p>
      <text:p text:style-name="Standard">STEP8:</text:p>
      <text:p text:style-name="Standard">1.Cancellation:</text:p>
      <text:p text:style-name="Standard">---------------</text:p>
      <text:p text:style-name="Standard"><text:s text:c="2"/>Id number:4175 8787 9090</text:p>
      <text:p text:style-name="Standard"><text:s text:c="2"/>Reason:(options):</text:p>
      <text:p text:style-name="Standard"><text:soft-page-break/><text:s text:c="7"/>(3 options)</text:p>
      <text:p text:style-name="Standard"/>
      <text:p text:style-name="Standard">2.History of Bookings:</text:p>
      <text:p text:style-name="Standard">----------------------</text:p>
      <text:p text:style-name="Standard"><text:s text:c="3"/>If the user already has an previous records /No History of bookings.</text:p>
      <text:p text:style-name="Standard">--------------------------------------------------------------------------------------------------------------------</text:p>
      <text:p text:style-name="Standard">STEP9:</text:p>
      <text:p text:style-name="Standard">EXIT page:(Thankyou Message After Booking)</text:p>
      <text:p text:style-name="Standard">----------</text:p>
      <text:p text:style-name="Standard">Thanks for reserving your flight ticket with us:)</text:p>
      <text:p text:style-name="Standard">We Wish you a pleasant flight with us:)</text:p>
      <text:p text:style-name="Standard">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8:11:07.903617848</meta:creation-date>
    <dc:date>2022-07-01T18:11:33.052998103</dc:date>
    <meta:editing-duration>PT25S</meta:editing-duration>
    <meta:editing-cycles>1</meta:editing-cycles>
    <meta:document-statistic meta:table-count="0" meta:image-count="0" meta:object-count="0" meta:page-count="3" meta:paragraph-count="108" meta:word-count="302" meta:character-count="3956" meta:non-whitespace-character-count="3382"/>
    <meta:generator>LibreOffice/6.4.7.2$Linux_X86_64 LibreOffice_project/40$Build-2</meta:generator>
  </office:meta>
</office:document-meta>
</file>